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t_5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icken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hbank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dorfstraße/Im Roßschwei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Niederhausen-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ße/Neustäd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meindeha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